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svante2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svante="urn:oasis:names:tc:opendocument:xmlns:text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svante:level="1" style:num-suffix="SUFFIX_" style:num-format="1" style:num-prefix="..">
        <style:list-level-properties text:space-before="0.25in" text:min-label-width="0.25in" text:list-level-position-and-space-mode="label-alignment">
          <style:list-level-label-alignment text:label-followed-by="listtab" fo:margin-left="0.56in" fo:text-indent="-0.256in"/>
        </style:list-level-properties>
      </text:list-level-style-number>
      <text:list-level-style-number text:level="2" style:num-suffix="SUFFIX__" style:num-format="a" style:num-letter-sync="true" text:display-levels="2" text:start-value="7" style:num-prefix=",,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SUFFIX___" style:num-format="i" text:display-levels="2" style:num-prefix="++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3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svante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ListParagraph" style:master-page-name="MP0" style:list-style-name="LFO1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Normal" style:family="paragraph">
      <style:paragraph-properties svante2:margin-left="0.25in">
        <style:tab-stops/>
      </style:paragraph-properties>
    </style:style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Normal" style:family="paragraph">
      <style:text-properties fo:language="en" fo:country="US"/>
    </style:style>
    <style:style style:name="P9" style:parent-style-name="ListParagraph" style:family="paragraph">
      <style:text-properties fo:language="en" fo:country="US"/>
    </style:style>
    <style:style style:name="P10" style:parent-style-name="ListParagraph" style:list-style-name="LFO1" style:family="paragraph"/>
    <style:style style:name="P11" style:parent-style-name="ListParagraph" style:list-style-name="LFO1" style:family="paragraph"/>
    <style:style style:name="P12" style:parent-style-name="ListParagraph" style:list-style-name="LFO1" style:family="paragraph"/>
  </office:automatic-styles>
  <office:body>
    <office:text text:use-soft-page-breaks="true">
      <text:list text:style-name="LFO1" text:continue-numbering="true">
        <text:list-item>
          <text:p text:style-name="P1">TEST1<text:line-break/>TEST1x</text:p>
        </text:list-item>
        <text:list-item>
          <text:p text:style-name="P2">TEST2</text:p>
        </text:list-item>
        <text:list-item>
          <text:p text:style-name="P3">TEST3</text:p>
        </text:list-item>
      </text:list>
      <text:p text:style-name="P4">Some Text1</text:p>
      <text:list text:style-name="LFO1" text:continue-numbering="true">
        <text:list-item>
          <text:p text:style-name="P5">TEST1<text:line-break/>TEST1b</text:p>
        </text:list-item>
        <text:list-item>
          <text:p text:style-name="P6">TEST2</text:p>
        </text:list-item>
        <text:list-item>
          <text:p text:style-name="P7">TEST3</text:p>
        </text:list-item>
      </text:list>
      <text:p text:style-name="P8">Some Text2</text:p>
      <text:p text:style-name="P9">Still in some List?</text:p>
      <text:list text:style-name="LFO1" text:continue-numbering="true">
        <text:list-item>
          <text:p text:style-name="P10">TEST1<text:line-break/>TEST1b</text:p>
        </text:list-item>
        <text:list-item>
          <text:p text:style-name="P11">TEST2</text:p>
        </text:list-item>
        <text:list-item>
          <text:p text:style-name="P12">TEST3</text:p>
        </text:list-item>
      </text:list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de" fo:country="DE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="100%"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/>
    <dc:description/>
    <dc:subject/>
    <meta:initial-creator>Svante Schubert</meta:initial-creator>
    <dc:creator>Svante Schubert</dc:creator>
    <meta:creation-date>2013-01-18T19:07:00Z</meta:creation-date>
    <dc:date>2013-01-18T19:07:00Z</dc:date>
    <meta:editing-cycles>2</meta:editing-cycles>
    <meta:editing-duration>PT0S</meta:editing-duration>
    <meta:document-statistic meta:table-count="0" meta:image-count="0" meta:object-count="0" meta:page-count="1" meta:paragraph-count="12" meta:word-count="29" meta:character-count="123"/>
    <meta:template xlink:type="simple" xlink:actuate="onRequest" xlink:title="" xlink:href="../EasyListForeignNamespace.odt/Normal.dotm"/>
  </office:meta>
</office:document-meta>
</file>